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edais" style:family="table">
      <style:table-properties style:width="17cm" table:align="margins"/>
    </style:style>
    <style:style style:name="Pedais.A" style:family="table-column">
      <style:table-column-properties style:column-width="2.833cm" style:rel-column-width="1606*"/>
    </style:style>
    <style:style style:name="Pedais.C" style:family="table-column">
      <style:table-column-properties style:column-width="2.835cm" style:rel-column-width="1607*"/>
    </style:style>
    <style:style style:name="Pedais.D" style:family="table-column">
      <style:table-column-properties style:column-width="2.778cm" style:rel-column-width="1575*"/>
    </style:style>
    <style:style style:name="Pedais.E" style:family="table-column">
      <style:table-column-properties style:column-width="2.887cm" style:rel-column-width="1637*"/>
    </style:style>
    <style:style style:name="Pedai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edais.F1" style:family="table-cell">
      <style:table-cell-properties fo:padding="0.097cm" fo:border="0.002cm solid #000000"/>
    </style:style>
    <style:style style:name="Pedais.A2" style:family="table-cell">
      <style:table-cell-properties fo:padding="0.097cm" fo:border-left="0.002cm solid #000000" fo:border-right="none" fo:border-top="none" fo:border-bottom="0.002cm solid #000000"/>
    </style:style>
    <style:style style:name="Pedai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edais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edais.F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edais" table:style-name="Pedais">
        <table:table-column table:style-name="Pedais.A" table:number-columns-repeated="2"/>
        <table:table-column table:style-name="Pedais.C"/>
        <table:table-column table:style-name="Pedais.D"/>
        <table:table-column table:style-name="Pedais.E"/>
        <table:table-column table:style-name="Pedais.C"/>
        <table:table-row>
          <table:table-cell table:style-name="Pedais.A1" office:value-type="string">
            <text:p text:style-name="Table_20_Contents">qwer</text:p>
          </table:table-cell>
          <table:table-cell table:style-name="Pedais.A1" office:value-type="string">
            <text:p text:style-name="Table_20_Contents">qwer</text:p>
          </table:table-cell>
          <table:table-cell table:style-name="Pedais.A1" office:value-type="string">
            <text:p text:style-name="Table_20_Contents">qwer</text:p>
          </table:table-cell>
          <table:table-cell table:style-name="Pedais.A1" office:value-type="string">
            <text:p text:style-name="Table_20_Contents">asdf</text:p>
          </table:table-cell>
          <table:table-cell table:style-name="Pedais.A1" office:value-type="string">
            <text:p text:style-name="Table_20_Contents"/>
          </table:table-cell>
          <table:table-cell table:style-name="Pedais.F1" office:value-type="string">
            <text:p text:style-name="Table_20_Contents">ity</text:p>
          </table:table-cell>
        </table:table-row>
        <table:table-row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qwer</text:p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sdf</text:p>
          </table:table-cell>
          <table:table-cell table:style-name="Pedais.A2" office:value-type="string">
            <text:p text:style-name="Table_20_Contents"/>
          </table:table-cell>
          <table:table-cell table:style-name="Pedais.F2" office:value-type="string">
            <text:p text:style-name="Table_20_Contents"/>
          </table:table-cell>
        </table:table-row>
        <table:table-row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asdf</text:p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asdf</text:p>
          </table:table-cell>
          <table:table-cell table:style-name="Pedais.F2" office:value-type="string">
            <text:p text:style-name="Table_20_Contents">ghk3456</text:p>
          </table:table-cell>
        </table:table-row>
        <table:table-row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asdf</text:p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er</text:p>
          </table:table-cell>
          <table:table-cell table:style-name="Pedais.A2" office:value-type="string">
            <text:p text:style-name="Table_20_Contents"/>
          </table:table-cell>
          <table:table-cell table:style-name="Pedais.F2" office:value-type="string">
            <text:p text:style-name="Table_20_Contents"/>
          </table:table-cell>
        </table:table-row>
        <table:table-row>
          <table:table-cell table:style-name="Pedais.A2" office:value-type="string">
            <text:p text:style-name="Table_20_Contents">asfd</text:p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asdfasdf</text:p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asdfeqr</text:p>
          </table:table-cell>
          <table:table-cell table:style-name="Pedais.F2" office:value-type="string">
            <text:p text:style-name="Table_20_Contents">ghjk</text:p>
          </table:table-cell>
        </table:table-row>
        <table:table-row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>asdf</text:p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/>
          </table:table-cell>
          <table:table-cell table:style-name="Pedais.A2" office:value-type="string">
            <text:p text:style-name="Table_20_Contents"/>
          </table:table-cell>
          <table:table-cell table:style-name="Pedais.F2" office:value-type="string">
            <text:p text:style-name="Table_20_Contents"/>
          </table:table-cell>
        </table:table-row>
        <table:table-row>
          <table:table-cell table:style-name="Pedais.A7" office:value-type="float" office:value="457">
            <text:p text:style-name="Table_20_Contents">457</text:p>
          </table:table-cell>
          <table:table-cell table:style-name="Pedais.A7" office:value-type="float" office:value="47">
            <text:p text:style-name="Table_20_Contents">47</text:p>
          </table:table-cell>
          <table:table-cell table:style-name="Pedais.A7" office:value-type="float" office:value="4">
            <text:p text:style-name="Table_20_Contents">4</text:p>
          </table:table-cell>
          <table:table-cell table:style-name="Pedais.A2" office:value-type="string">
            <text:p text:style-name="Table_20_Contents">asdf</text:p>
          </table:table-cell>
          <table:table-cell table:style-name="Pedais.A7" office:value-type="float" office:value="457">
            <text:p text:style-name="Table_20_Contents">457</text:p>
          </table:table-cell>
          <table:table-cell table:style-name="Pedais.F7" office:value-type="float" office:value="4576">
            <text:p text:style-name="Table_20_Contents">457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i </meta:initial-creator>
    <meta:creation-date>2012-05-29T13:35:27</meta:creation-date>
    <meta:generator>OpenOffice.org/3.2$Linux OpenOffice.org_project/320m12$Build-9483</meta:generator>
    <dc:date>2012-08-16T17:49:27</dc:date>
    <dc:creator>nsi </dc:creator>
    <meta:editing-duration>PT00H01M23S</meta:editing-duration>
    <meta:editing-cycles>3</meta:editing-cycles>
    <meta:document-statistic meta:table-count="1" meta:image-count="0" meta:object-count="0" meta:page-count="1" meta:paragraph-count="23" meta:word-count="23" meta:character-count="91"/>
  </office:meta>
</office:document-meta>
</file>